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officeooo:paragraph-rsid="000df8b5"/>
    </style:style>
    <style:style style:name="P4" style:family="paragraph" style:parent-style-name="Standard" style:list-style-name="L4"/>
    <style:style style:name="P5" style:family="paragraph" style:parent-style-name="Standard" style:list-style-name="L4">
      <style:text-properties officeooo:paragraph-rsid="00163b04"/>
    </style:style>
    <style:style style:name="P6" style:family="paragraph" style:parent-style-name="Text_20_body">
      <style:text-properties fo:font-size="10.5pt" officeooo:paragraph-rsid="00187299" style:font-size-asian="10.5pt" style:font-size-complex="10.5pt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6" style:family="paragraph" style:parent-style-name="Text_20_body" style:master-page-name="HTML">
      <style:paragraph-properties fo:text-align="start" style:justify-single-word="false" style:page-number="auto"/>
      <style:text-properties officeooo:paragraph-rsid="001cb6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9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0" style:family="text">
      <style:text-properties officeooo:rsid="000df8b5"/>
    </style:style>
    <style:style style:name="T11" style:family="text">
      <style:text-properties officeooo:rsid="000f482b"/>
    </style:style>
    <style:style style:name="T12" style:family="text">
      <style:text-properties officeooo:rsid="00127d6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3b04" style:font-weight-asian="bold" style:font-weight-complex="bold"/>
    </style:style>
    <style:style style:name="T15" style:family="text">
      <style:text-properties officeooo:rsid="00156f11"/>
    </style:style>
    <style:style style:name="T16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7">od </text:span></text:span><text:span text:style-name="Strong_20_Emphasis"><text:span text:style-name="T1">10:00, Malinovské náměstí, Brno</text:span></text:span><text:span text:style-name="T1"><text:line-break/><text:line-break/></text:span><text:span text:style-name="T8">(veškeré průvodní i výstupní dokumenty jsou dostupné online a jsou odakzovány jako obsah složky repozitáře </text:span><text:a xlink:type="simple" xlink:href="https://gitlab.com/otevrenamesta/documents/tree/master/schůze/2016_08_09" text:style-name="Internet_20_link" text:visited-style-name="Visited_20_Internet_20_Link"><text:span text:style-name="T9">https://gitlab.com/otevrenamesta/documents/tree/master/sch%C5%AFze/2016_08_09</text:span></text:a><text:span text:style-name="T8">)</text:span></text:p>
      <text:p text:style-name="P6">Účastníci:</text:p>
      <text:list xml:id="list306362275601240256" text:style-name="L1">
        <text:list-item>
          <text:p text:style-name="P14">tabulka účastníků a doložení zástupčích oprávnění</text:p>
          <text:list>
            <text:list-item>
              <text:p text:style-name="P21"><text:span text:style-name="T1">soubor: </text:span><text:a xlink:type="simple" xlink:href="https://gitlab.com/otevrenamesta/documents/tree/master/schůze/2016_08_09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1"><text:span text:style-name="T1">soubor: </text:span><text:a xlink:type="simple" xlink:href="https://gitlab.com/otevrenamesta/documents/raw/master/schů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10">zástupce </text:span>Kutn<text:span text:style-name="T10">é</text:span> Hor<text:span text:style-name="T10">y</text:span>, neboť v době konání schůze není na transparentním účtu spolku připsán její členský příspěvek, tudíž dle stanov není <text:span text:style-name="T10">obec </text:span>členem.<text:line-break/><text:line-break/><text:span text:style-name="T10">1.</text:span>) schválení programu schůze<text:line-break/>- proběhlo schválení programu schůze, body programu viz.:</text:p>
      <text:list xml:id="list2354890862541982785" text:style-name="L2">
        <text:list-item>
          <text:list>
            <text:list-item>
              <text:p text:style-name="P22"><text:span text:style-name="T1">soubor: </text:span><text:a xlink:type="simple" xlink:href="https://gitlab.com/otevrenamesta/documents/raw/master/schůze/2016_08_09/01_návrh_programu.odt" text:style-name="Internet_20_link" text:visited-style-name="Visited_20_Internet_20_Link"><text:span text:style-name="Strong_20_Emphasis"><text:span text:style-name="T1">01_návrh_programu.odt</text:span>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5687141560972525369" text:style-name="L3">
        <text:list-item>
          <text:list>
            <text:list-item>
              <text:p text:style-name="P15"><text:span text:style-name="T13">3.1.1</text:span>: Požadavek na změnu textu „Hájí společné zájmy svých členů…“ na „Hájí společné zájmy svých <text:span text:style-name="T13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3">5.3.3</text:span>: Požadavek na <text:span text:style-name="T13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5">ch</text:span> organizac<text:span text:style-name="T15">í</text:span>, jichž jsou samosprávy součástí, je vhodné zachovat princip politické nezávislosti.</text:p>
            </text:list-item>
            <text:list-item>
              <text:p text:style-name="P9"><text:span text:style-name="T13">10.8</text:span>: změnit na "V případě likvidace <text:span text:style-name="T13">rozdělí</text:span> likvidátor likvidační zůstatek <text:span text:style-name="T13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3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114226135885547274" text:style-name="L4">
        <text:list-item>
          <text:p text:style-name="P16">* výpisem je míněn</text:p>
          <text:list>
            <text:list-item>
              <text:p text:style-name="P23"><text:span text:style-name="T1">soubor: </text:span><text:a xlink:type="simple" xlink:href="https://gitlab.com/otevrenamesta/documents/raw/master/schůze/2016_08_09/hlasování.ods" text:style-name="Internet_20_link" text:visited-style-name="Visited_20_Internet_20_Link"><text:span text:style-name="Strong_20_Emphasis"><text:span text:style-name="T1">hlasování.ods</text:span></text:span></text:a></text:p>
            </text:list-item>
            <text:list-item>
              <text:p text:style-name="P4">SHA256: 2dc254f2c4ac8436283e79bb529569a256b6d7f1281bced67693e15bf4529d53</text:p>
            </text:list-item>
          </text:list>
        </text:list-item>
        <text:list-item>
          <text:p text:style-name="P4">aktualizované znění <text:span text:style-name="T12">stanov</text:span></text:p>
          <text:list>
            <text:list-item>
              <text:p text:style-name="P5">soubor: <text:a xlink:type="simple" xlink:href="https://gitlab.com/otevrenamesta/documents/raw/master/schůze/2016_08_09/stanovy_nove.pdf" text:style-name="Internet_20_link" text:visited-style-name="Visited_20_Internet_20_Link"><text:span text:style-name="T14">stanovy_nove.pdf</text:span></text:a></text:p>
            </text:list-item>
            <text:list-item>
              <text:p text:style-name="P5">SHA256: <text:span text:style-name="T16">bf45223c5debd15d29a3e3570942d659876dfa178d3563756dbbe14f100a74df</text:span></text:p>
            </text:list-item>
          </text:list>
        </text:list-item>
        <text:list-item>
          <text:p text:style-name="P4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0">4.</text:span>) provizorní jednací řád členské schůze</text:p>
      <text:list xml:id="list2326995389511896623" text:style-name="L5">
        <text:list-item>
          <text:list>
            <text:list-item>
              <text:p text:style-name="P24"><text:span text:style-name="T1">soubor: </text:span><text:a xlink:type="simple" xlink:href="https://gitlab.com/otevrenamesta/documents/raw/master/schůze/2016_08_09/provizorní%20jednací%20řád.html" text:style-name="Internet_20_link" text:visited-style-name="Visited_20_Internet_20_Link"><text:span text:style-name="Strong_20_Emphasis"><text:span text:style-name="T1">provizorní jednací řád.html</text:span>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1952771855068006170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2683427903428841645" text:style-name="L7">
        <text:list-item>
          <text:p text:style-name="P18">předseda výboru: Marcel Kolaja <text:span text:style-name="T11">(1980/06/29)</text:span></text:p>
        </text:list-item>
        <text:list-item>
          <text:p text:style-name="P18">členové výboru (4): Ladislav Nešněra <text:span text:style-name="T11">(1970/10/06)</text:span>, Viktor Čahoj <text:span text:style-name="T11">(1986/12/18)</text:span>, Michal Šmarda <text:span text:style-name="T11">(1975/07/06)</text:span>, Ondřej Profant <text:span text:style-name="T11">(1988/05/02)</text:span></text:p>
        </text:list-item>
        <text:list-item>
          <text:p text:style-name="P12">kontrolor: Martin Šebek <text:span text:style-name="T11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848180240227474485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<text:soft-page-break/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5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20"><text:line-break/>Zápis: </text:p>
      <text:list xml:id="list142829071563023" text:continue-numbering="true" text:style-name="L8">
        <text:list-item>
          <text:list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28:26.807208955</dc:date>
    <meta:editing-duration>PT8H15M3S</meta:editing-duration>
    <meta:editing-cycles>13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94" meta:non-whitespace-character-count="8184"/>
    <meta:user-defined meta:name=""/>
  </office:meta>
</office:document-meta>
</file>